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3.540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act0</text:p>
          </table:table-cell>
          <table:table-cell table:style-name="Default" office:value-type="string" calcext:value-type="string">
            <text:p>fact_fixedlengths g,p</text:p>
          </table:table-cell>
          <table:table-cell table:style-name="Default" office:value-type="string" calcext:value-type="string">
            <text:p>fact_fixedlengths p, g</text:p>
          </table:table-cell>
          <table:table-cell/>
          <table:table-cell office:value-type="string" calcext:value-type="string">
            <text:p>g&gt;p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500000" calcext:value-type="float">
            <text:p>5.00E+005</text:p>
          </table:table-cell>
          <table:table-cell office:value-type="float" office:value="140000" calcext:value-type="float">
            <text:p>1.40E+005</text:p>
          </table:table-cell>
          <table:table-cell table:style-name="Default"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500000" calcext:value-type="float">
            <text:p>1.50E+006</text:p>
          </table:table-cell>
          <table:table-cell office:value-type="float" office:value="470000" calcext:value-type="float">
            <text:p>4.70E+005</text:p>
          </table:table-cell>
          <table:table-cell office:value-type="float" office:value="80000" calcext:value-type="float">
            <text:p>8.00E+004</text:p>
          </table:table-cell>
          <table:table-cell table:number-columns-repeated="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80000" calcext:value-type="float">
            <text:p>8.00E+004</text:p>
          </table:table-cell>
          <table:table-cell office:value-type="float" office:value="12000" calcext:value-type="float">
            <text:p>1.20E+004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&gt;1e9</text:p>
          </table:table-cell>
          <table:table-cell office:value-type="float" office:value="400000" calcext:value-type="float">
            <text:p>4.00E+005</text:p>
          </table:table-cell>
          <table:table-cell office:value-type="float" office:value="280000" calcext:value-type="float">
            <text:p>2.80E+005</text:p>
          </table:table-cell>
          <table:table-cell table:number-columns-repeated="2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2800000" calcext:value-type="float">
            <text:p>2.80E+006</text:p>
          </table:table-cell>
          <table:table-cell office:value-type="float" office:value="220000" calcext:value-type="float">
            <text:p>2.20E+005</text:p>
          </table:table-cell>
          <table:table-cell office:value-type="float" office:value="380000" calcext:value-type="float">
            <text:p>3.80E+00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300000" calcext:value-type="float">
            <text:p>1.30E+006</text:p>
          </table:table-cell>
          <table:table-cell office:value-type="float" office:value="8000" calcext:value-type="float">
            <text:p>8.00E+003</text:p>
          </table:table-cell>
          <table:table-cell table:style-name="Default" office:value-type="string" calcext:value-type="string">
            <text:p>//</text:p>
          </table:table-cell>
          <table:table-cell/>
          <table:table-cell office:value-type="string" calcext:value-type="string">
            <text:p>! petite matrice presque pleine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8000000" calcext:value-type="float">
            <text:p>1.80E+007</text:p>
          </table:table-cell>
          <table:table-cell office:value-type="float" office:value="3000000" calcext:value-type="float">
            <text:p>3.00E+006</text:p>
          </table:table-cell>
          <table:table-cell office:value-type="float" office:value="16000000" calcext:value-type="float">
            <text:p>1.60E+00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&gt; 1e9</text:p>
          </table:table-cell>
          <table:table-cell office:value-type="float" office:value="560000" calcext:value-type="float">
            <text:p>5.60E+005</text:p>
          </table:table-cell>
          <table:table-cell office:value-type="float" office:value="280000" calcext:value-type="float">
            <text:p>2.80E+005</text:p>
          </table:table-cell>
          <table:table-cell office:value-type="string" calcext:value-type="string">
            <text:p>13*71</text:p>
          </table:table-cell>
          <table:table-cell office:value-type="string" calcext:value-type="string">
            <text:p>! difficile pour fact0 : 71 = 1000111 grande plage de 0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25T14:13:35.874905306</meta:creation-date>
    <meta:generator>LibreOffice/4.1.3.2$Linux_X86_64 LibreOffice_project/410m0$Build-2</meta:generator>
    <dc:date>2014-07-25T15:44:37.631058756</dc:date>
    <dc:creator>Raphaël Rieu-Helft</dc:creator>
    <meta:editing-duration>PT25M56S</meta:editing-duration>
    <meta:editing-cycles>2</meta:editing-cycles>
    <meta:document-statistic meta:table-count="1" meta:cell-count="40" meta:object-count="0"/>
  </office:meta>
</office:document-meta>
</file>